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width="0cm" svg:stroke-color="#ffcc00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 draw:shadow="hidden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cm" svg:stroke-color="#c0c0c0" draw:marker-start-width="0.2cm" draw:marker-end-width="0.2cm" draw:fill="solid" draw:fill-color="#999999" draw:opacity="50%" draw:textarea-horizontal-align="center" draw:textarea-vertical-align="middle" fo:padding-top="0.125cm" fo:padding-bottom="0.125cm" fo:padding-left="0.25cm" fo:padding-right="0.25cm" draw:shadow-opacity="50%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5.5cm" svg:height="1.119cm" svg:x="6cm" svg:y="1cm">
          <draw:text-box>
            <text:p><text:span text:style-name="T1">DIAGRAM NAME</text:span></text:p>
          </draw:text-box>
        </draw:frame>
        <draw:frame draw:style-name="gr1" draw:text-style-name="P2" draw:layer="layout" svg:width="12.5cm" svg:height="0.806cm" svg:x="15.5cm" svg:y="20.194cm">
          <draw:text-box>
            <text:p><text:span text:style-name="T2">i4Change Рempower people to exceed expectations</text:span></text:p>
          </draw:text-box>
        </draw:frame>
        <draw:rect draw:style-name="gr2" draw:text-style-name="P1" draw:layer="layout" svg:width="4.939cm" svg:height="2.822cm" svg:x="3.104cm" svg:y="12.524cm">
          <text:p/>
        </draw:rect>
        <draw:frame draw:style-name="gr3" draw:text-style-name="P3" draw:layer="layout" svg:width="4.939cm" svg:height="3cm" svg:x="3.104cm" svg:y="12.524cm">
          <draw:text-box>
            <text:p><text:span text:style-name="T3">Process [568] 227</text:span></text:p>
          </draw:text-box>
        </draw:frame>
        <draw:rect draw:style-name="gr2" draw:text-style-name="P1" draw:layer="layout" svg:width="4.939cm" svg:height="2.822cm" svg:x="10.019cm" svg:y="12.524cm">
          <text:p/>
        </draw:rect>
        <draw:frame draw:style-name="gr3" draw:text-style-name="P3" draw:layer="layout" svg:width="4.939cm" svg:height="3cm" svg:x="10.019cm" svg:y="12.524cm">
          <draw:text-box>
            <text:p><text:span text:style-name="T3">Process [568] 229</text:span></text:p>
          </draw:text-box>
        </draw:frame>
        <draw:rect draw:style-name="gr2" draw:text-style-name="P1" draw:layer="layout" svg:width="4.939cm" svg:height="2.822cm" svg:x="3.104cm" svg:y="8.573cm">
          <text:p/>
        </draw:rect>
        <draw:frame draw:style-name="gr3" draw:text-style-name="P3" draw:layer="layout" svg:width="4.939cm" svg:height="3cm" svg:x="3.104cm" svg:y="8.573cm">
          <draw:text-box>
            <text:p><text:span text:style-name="T3">Process [568] 226</text:span></text:p>
          </draw:text-box>
        </draw:frame>
        <draw:rect draw:style-name="gr2" draw:text-style-name="P1" draw:layer="layout" svg:width="4.939cm" svg:height="2.822cm" svg:x="10.019cm" svg:y="8.573cm">
          <text:p/>
        </draw:rect>
        <draw:frame draw:style-name="gr3" draw:text-style-name="P3" draw:layer="layout" svg:width="4.939cm" svg:height="3cm" svg:x="10.019cm" svg:y="8.573cm">
          <draw:text-box>
            <text:p><text:span text:style-name="T3">Process [568] 228</text:span></text:p>
          </draw:text-box>
        </draw:frame>
        <draw:rect draw:style-name="gr2" draw:text-style-name="P1" draw:layer="layout" svg:width="4.939cm" svg:height="2.822cm" svg:x="10cm" svg:y="4.678cm">
          <text:p/>
        </draw:rect>
        <draw:frame draw:style-name="gr3" draw:text-style-name="P3" draw:layer="layout" svg:width="4.939cm" svg:height="3cm" svg:x="10.019cm" svg:y="4.621cm">
          <draw:text-box>
            <text:p><text:span text:style-name="T3">Process [568] 230</text:span></text:p>
          </draw:text-box>
        </draw:frame>
        <draw:rect draw:style-name="gr2" draw:text-style-name="P1" draw:layer="layout" svg:width="4.939cm" svg:height="2.822cm" svg:x="3.104cm" svg:y="4.621cm">
          <text:p/>
        </draw:rect>
        <draw:frame draw:style-name="gr3" draw:text-style-name="P3" draw:layer="layout" svg:width="4.939cm" svg:height="3cm" svg:x="3.104cm" svg:y="4.621cm">
          <draw:text-box>
            <text:p><text:span text:style-name="T3">Process [568] 225 &amp;</text:span></text:p>
          </draw:text-box>
        </draw:frame>
        <draw:line draw:style-name="gr4" draw:text-style-name="P4" draw:layer="layout" svg:x1="5.574cm" svg:y1="7.514cm" svg:x2="5.574cm" svg:y2="8.008cm">
          <text:p/>
        </draw:line>
        <draw:line draw:style-name="gr4" draw:text-style-name="P4" draw:layer="layout" svg:x1="5.574cm" svg:y1="8.008cm" svg:x2="2.223cm" svg:y2="8.008cm">
          <text:p/>
        </draw:line>
        <draw:line draw:style-name="gr4" draw:text-style-name="P4" draw:layer="layout" svg:x1="2.223cm" svg:y1="8.008cm" svg:x2="2.223cm" svg:y2="11.959cm">
          <text:p/>
        </draw:line>
        <draw:line draw:style-name="gr4" draw:text-style-name="P4" draw:layer="layout" svg:x1="2.223cm" svg:y1="11.959cm" svg:x2="5.574cm" svg:y2="11.959cm">
          <text:p/>
        </draw:line>
        <draw:line draw:style-name="gr5" draw:text-style-name="P4" draw:layer="layout" svg:x1="5.574cm" svg:y1="11.959cm" svg:x2="5.574cm" svg:y2="12.524cm">
          <text:p/>
        </draw:line>
        <draw:line draw:style-name="gr5" draw:text-style-name="P4" draw:layer="layout" svg:x1="5.574cm" svg:y1="7.514cm" svg:x2="5.574cm" svg:y2="8.573cm">
          <text:p/>
        </draw:line>
        <draw:line draw:style-name="gr4" draw:text-style-name="P4" draw:layer="layout" svg:x1="8.043cm" svg:y1="6.033cm" svg:x2="8.925cm" svg:y2="6.033cm">
          <text:p/>
        </draw:line>
        <draw:line draw:style-name="gr4" draw:text-style-name="P4" draw:layer="layout" svg:x1="8.925cm" svg:y1="6.033cm" svg:x2="8.925cm" svg:y2="9.984cm">
          <text:p/>
        </draw:line>
        <draw:line draw:style-name="gr5" draw:text-style-name="P4" draw:layer="layout" svg:x1="8.925cm" svg:y1="9.984cm" svg:x2="10.019cm" svg:y2="9.984cm">
          <text:p/>
        </draw:line>
        <draw:line draw:style-name="gr4" draw:text-style-name="P4" draw:layer="layout" svg:x1="8.043cm" svg:y1="6.033cm" svg:x2="8.925cm" svg:y2="6.033cm">
          <text:p/>
        </draw:line>
        <draw:line draw:style-name="gr4" draw:text-style-name="P4" draw:layer="layout" svg:x1="8.925cm" svg:y1="6.033cm" svg:x2="8.925cm" svg:y2="13.935cm">
          <text:p/>
        </draw:line>
        <draw:line draw:style-name="gr5" draw:text-style-name="P4" draw:layer="layout" svg:x1="8.925cm" svg:y1="13.935cm" svg:x2="10.019cm" svg:y2="13.935cm">
          <text:p/>
        </draw:line>
        <draw:rect draw:style-name="gr6" draw:text-style-name="P5" draw:layer="layout" svg:width="5cm" svg:height="3cm" svg:x="17.5cm" svg:y="9.5cm">
          <text:p/>
        </draw:rect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text:span text:style-name="MT1"> 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text:span text:style-name="MT1"> 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23T08:47:38</meta:creation-date>
    <meta:editing-duration>PT00H07M09S</meta:editing-duration>
    <meta:editing-cycles>4</meta:editing-cycles>
    <dc:date>2009-04-22T17:48:45</dc:date>
    <meta:generator>OpenOffice.org/3.0$Unix OpenOffice.org_project/300m15$Build-9379</meta:generator>
    <meta:document-statistic meta:object-count="50"/>
  </office:meta>
</office:document-meta>
</file>